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Dropdown (LVGL)</text:h>
                    <text:list>
                        <text:list-item>
                            <text:h text:style-name="Heading_20_2" text:outline-level="2">Description</text:h>
                        </text:list-item>
                    </text:list>
                </text:list-item>
            </text:list>

            <text:p text:style-name="Standard"><text:span>The drop-down list allows the user to select one value from a list.</text:span></text:p><text:p text:style-name="Standard"/><text:p text:style-name="Standard">More info (<text:a xlink:type="simple" xlink:href="https://docs.lvgl.io/8.3/widgets/core/dropdown.html" text:style-name="Internet_20_link" text:visited-style-name="Visited_20_Internet_20_Link">link</text:a>)</text:p><text:p text:style-name="Standard"/>

            
                <text:list xml:id="list_Dropdown (LVGL)2" text:continue-numbering="true" text:continue-list="list_Dropdow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text:span>List of options.</text:span></text:p><text:p text:style-name="Standard"/>,
                                            <text:list xml:id="list_Dropdown (LVGL)5" text:continue-numbering="true" text:continue-list="list_Dropdown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Expression</text:span><text:span>. If </text:span><text:span text:style-name="backtick">Literal</text:span><text:span> is selected then </text:span><text:span text:style-name="backtick">Options</text:span><text:span> are entered one option per line. If </text:span><text:span text:style-name="backtick">Expression</text:span><text:span> is selected then options are evaluated from </text:span><text:span text:style-name="backtick">Options</text:span><text:span> expression which must be of type </text:span><text:span text:style-name="backtick">array:string</text:span><text:span>.</text:span></text:p><text:p text:style-name="Standard"/>,
                                            <text:list xml:id="list_Dropdown (LVGL)6" text:continue-numbering="true" text:continue-list="list_Dropdown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ext:span>The zero-based index of the selected option.</text:span></text:p><text:p text:style-name="Standard"/>,
                                            <text:list xml:id="list_Dropdown (LVGL)7" text:continue-numbering="true" text:continue-list="list_Dropdown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Assignable</text:span><text:span>. If </text:span><text:span text:style-name="backtick">Assignable</text:span><text:span> is selected then </text:span><text:span text:style-name="backtick">Options</text:span><text:span> can be variable in which the zero-based index of the selected option will be stor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ropdown (LVGL)8" text:continue-numbering="true" text:continue-list="list_Dropdown (LVGL)7"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LVGL)9" text:continue-numbering="true" text:continue-list="list_Dropdown (LVGL)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Dropdown (LVGL)10" text:continue-numbering="true" text:continue-list="list_Dropdown (LVGL)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Dropdown (LVGL)11" text:continue-numbering="true" text:continue-list="list_Dropdown (LVGL)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Dropdown (LVGL)12" text:continue-numbering="true" text:continue-list="list_Dropdown (LVGL)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Dropdown (LVGL)13"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text:p text:style-name="Standard"/>,
                                            <text:list xml:id="list_Dropdown (LVGL)14" text:continue-numbering="true" text:continue-list="list_Dropdown (LVGL)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Dropdown (LVGL)15" text:continue-numbering="true" text:continue-list="list_Dropdown (LVGL)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Dropdown (LVGL)16"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text:p text:style-name="Standard"/>,
                                            <text:list xml:id="list_Dropdown (LVGL)17" text:continue-numbering="true" text:continue-list="list_Dropdown (LVGL)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Dropdown (LVGL)18" text:continue-numbering="true" text:continue-list="list_Dropdown (LVGL)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Dropdown (LVGL)19"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text:p text:style-name="Standard"/>,
                                            <text:list xml:id="list_Dropdown (LVGL)20" text:continue-numbering="true" text:continue-list="list_Dropdown (LVGL)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Dropdown (LVGL)21" text:continue-numbering="true" text:continue-list="list_Dropdown (LVGL)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Dropdown (LVGL)22"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LVGL)23" text:continue-numbering="true" text:continue-list="list_Dropdown (LVGL)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Dropdown (LVGL)24" text:continue-numbering="true" text:continue-list="list_Dropdown (LVG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Dropdown (LVGL)25" text:continue-numbering="true" text:continue-list="list_Dropdown (LVG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Dropdown (LVGL)26" text:continue-numbering="true" text:continue-list="list_Dropdown (LVG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Dropdown (LVGL)27" text:continue-numbering="true" text:continue-list="list_Dropdown (LVG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Dropdown (LVGL)28" text:continue-numbering="true" text:continue-list="list_Dropdown (LVG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Dropdown (LVGL)29" text:continue-numbering="true" text:continue-list="list_Dropdown (LVG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Dropdown (LVGL)30" text:continue-numbering="true" text:continue-list="list_Dropdown (LVG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Dropdown (LVGL)31" text:continue-numbering="true" text:continue-list="list_Dropdown (LVG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Dropdown (LVGL)32" text:continue-numbering="true" text:continue-list="list_Dropdown (LVG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Dropdown (LVGL)33" text:continue-numbering="true" text:continue-list="list_Dropdown (LVG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Dropdown (LVGL)34" text:continue-numbering="true" text:continue-list="list_Dropdown (LVG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Dropdown (LVGL)35" text:continue-numbering="true" text:continue-list="list_Dropdown (LVG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Dropdown (LVGL)36" text:continue-numbering="true" text:continue-list="list_Dropdown (LVGL)35"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Dropdown (LVGL)37" text:continue-numbering="true" text:continue-list="list_Dropdown (LVG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Dropdown (LVGL)38" text:continue-numbering="true" text:continue-list="list_Dropdown (LVG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Dropdown (LVGL)39" text:continue-numbering="true" text:continue-list="list_Dropdown (LVG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Dropdown (LVGL)40" text:continue-numbering="true" text:continue-list="list_Dropdown (LVG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Dropdown (LVGL)41" text:continue-numbering="true" text:continue-list="list_Dropdown (LVG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Dropdown (LVGL)42" text:continue-numbering="true" text:continue-list="list_Dropdown (LVG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Dropdown (LVGL)43" text:continue-numbering="true" text:continue-list="list_Dropdown (LVG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Dropdown (LVGL)44" text:continue-numbering="true" text:continue-list="list_Dropdown (LVG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Dropdown (LVGL)45" text:continue-numbering="true" text:continue-list="list_Dropdown (LVG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Dropdown (LVGL)46" text:continue-numbering="true" text:continue-list="list_Dropdown (LVG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Dropdown (LVGL)47" text:continue-numbering="true" text:continue-list="list_Dropdown (LVGL)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Dropdown (LVGL)48" text:continue-numbering="true" text:continue-list="list_Dropdown (LVGL)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Dropdown (LVGL)49" text:continue-numbering="true" text:continue-list="list_Dropdown (LVGL)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Dropdown (LVGL)50" text:continue-numbering="true" text:continue-list="list_Dropdown (LVGL)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Dropdown (LVGL)51" text:continue-numbering="true" text:continue-list="list_Dropdown (LVGL)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Dropdown (LVGL)52" text:continue-numbering="true" text:continue-list="list_Dropdown (LVGL)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LVGL)53" text:continue-numbering="true" text:continue-list="list_Dropdown (LVGL)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Dropdown (LVGL)54"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LVGL)55" text:continue-numbering="true" text:continue-list="list_Dropdown (LVGL)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Dropdown (LVGL)56" text:continue-numbering="true" text:continue-list="list_Dropdown (LVGL)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Dropdown (LVGL)57" text:continue-numbering="true" text:continue-list="list_Dropdown (LVGL)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Dropdown (LVGL)3" text:continue-numbering="true" text:continue-list="list_Dropdown (LVGL)2" text:style-name="Outline">
                        <text:list-item>
                            <text:list>
                                <text:list-item>
                                    <text:h text:style-name="Heading_20_2" text:outline-level="2">Examples</text:h>
                                </text:list-item>
                            </text:list>
                        </text:list-item>
                    </text:list>
                    <text:p text:style-name="Standard"/>
                    <text:list xml:id="list_Dropdown (LVGL)58"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